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 Sans" svg:font-family="'Open Sans',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text-align="start" style:justify-single-word="false"/>
      <style:text-properties style:font-name="Arial" fo:font-size="10pt" style:font-size-asian="10pt" style:font-size-complex="10pt"/>
    </style:style>
    <style:style style:name="P4" style:family="paragraph" style:parent-style-name="Standard">
      <style:paragraph-properties fo:text-align="center" style:justify-single-word="false"/>
      <style:text-properties style:font-name="Arial" fo:font-size="12pt" style:font-size-asian="12pt" style:font-size-complex="12pt"/>
    </style:style>
    <style:style style:name="P5"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T1" style:family="text">
      <style:text-properties fo:font-variant="normal" fo:text-transform="none" fo:color="#434b43"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urrents </text:p>
      <text:p text:style-name="P1"/>
      <text:p text:style-name="P2">Dirty dozen </text:p>
      <text:p text:style-name="P2"/>
      <text:p text:style-name="P3"><text:span text:style-name="T1">L'appli classe les fruits et légumes selon leur teneur en pesticides. Les 15 aliments en contenant le moins constituent la liste des Clean 15 (les 15 propres) et les 12 aliments en contenant le plus font partie de la dirty dozen (la douzaine sale). Afin de palier à ce problème, EWG propose donc d’acheter ces derniers lorsqu’ils sont issus de l’agriculture biologique.</text:span> </text:p>
      <text:p text:style-name="P3"/>
      <text:p text:style-name="P2">Fooducate</text:p>
      <text:p text:style-name="P2"/>
      <text:p text:style-name="P3">Met une note aux produits alimentaires de la grandes distrib allant de C- à A+. Possibilité de scann.</text:p>
      <text:p text:style-name="P3"/>
      <text:p text:style-name="P5">ShopWell</text:p>
      <text:p text:style-name="P3"/>
      <text:p text:style-name="P3"/>
      <text:p text:style-name="P3"/>
      <text:p text:style-name="P3"/>
      <text:p text:style-name="P4">Boite à idée</text:p>
      <text:p text:style-name="P3"/>
      <text:p text:style-name="P3">Fonctionnalité communautaire &gt; Dans la catégorie programmes</text:p>
      <text:p text:style-name="P3">Note globale pour les produ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 Sans" svg:font-family="'Open Sans',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10:19:29.20</meta:creation-date>
    <dc:date>2015-04-02T11:08:22.42</dc:date>
    <meta:editing-duration>PT48M52S</meta:editing-duration>
    <meta:editing-cycles>3</meta:editing-cycles>
    <meta:generator>OpenOffice/4.0.1$Win32 OpenOffice.org_project/401m5$Build-9714</meta:generator>
    <meta:document-statistic meta:table-count="0" meta:image-count="0" meta:object-count="0" meta:page-count="1" meta:paragraph-count="9" meta:word-count="100" meta:character-count="613"/>
  </office:meta>
</office:document-meta>
</file>